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E0000019249388945.png" manifest:media-type="image/png"/>
  <manifest:file-entry manifest:full-path="Pictures/100002010000023E00000192FEBF2F7E.png" manifest:media-type="image/png"/>
  <manifest:file-entry manifest:full-path="Pictures/100002010000023E0000019249B892FC.png" manifest:media-type="image/png"/>
  <manifest:file-entry manifest:full-path="Pictures/100002010000023E000001929C3B04D4.png" manifest:media-type="image/png"/>
  <manifest:file-entry manifest:full-path="Pictures/100002010000023E0000019206D7335B.png" manifest:media-type="image/png"/>
  <manifest:file-entry manifest:full-path="Pictures/100002010000023E0000019286EDC7F9.png" manifest:media-type="image/png"/>
  <manifest:file-entry manifest:full-path="Pictures/100002010000023E000001927026605E.png" manifest:media-type="image/png"/>
  <manifest:file-entry manifest:full-path="Pictures/100002010000023E00000192800B9946.png" manifest:media-type="image/png"/>
  <manifest:file-entry manifest:full-path="Pictures/100002010000023E00000192BB1D86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6666ff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00ff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f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2" draw:id="id2" draw:layer="layout" svg:width="15.186cm" svg:height="10.635cm" svg:x="18.16cm" svg:y="1.488cm">
          <draw:image xlink:href="Pictures/100002010000023E00000192BB1D865C.png" xlink:type="simple" xlink:show="embed" xlink:actuate="onLoad">
            <text:p/>
          </draw:image>
        </draw:frame>
        <draw:frame draw:style-name="gr1" draw:text-style-name="P1" xml:id="id3" draw:id="id3" draw:layer="layout" svg:width="15.186cm" svg:height="10.635cm" svg:x="18.083cm" svg:y="16.221cm">
          <draw:image xlink:href="Pictures/100002010000023E00000192800B9946.png" xlink:type="simple" xlink:show="embed" xlink:actuate="onLoad">
            <text:p/>
          </draw:image>
        </draw:frame>
        <draw:frame draw:style-name="gr1" draw:text-style-name="P1" xml:id="id7" draw:id="id7" draw:layer="layout" svg:width="15.186cm" svg:height="10.635cm" svg:x="18.022cm" svg:y="28.721cm">
          <draw:image xlink:href="Pictures/100002010000023E000001927026605E.png" xlink:type="simple" xlink:show="embed" xlink:actuate="onLoad">
            <text:p/>
          </draw:image>
        </draw:frame>
        <draw:frame draw:style-name="gr2" draw:text-style-name="P1" xml:id="id1" draw:id="id1" draw:layer="layout" svg:width="15.186cm" svg:height="10.635cm" svg:x="1.089cm" svg:y="16.204cm">
          <draw:image xlink:href="Pictures/100002010000023E0000019286EDC7F9.png" xlink:type="simple" xlink:show="embed" xlink:actuate="onLoad">
            <text:p/>
          </draw:image>
        </draw:frame>
        <draw:frame draw:style-name="gr1" draw:text-style-name="P1" xml:id="id6" draw:id="id6" draw:layer="layout" svg:width="15.186cm" svg:height="10.635cm" svg:x="34.332cm" svg:y="1.555cm">
          <draw:image xlink:href="Pictures/100002010000023E0000019206D7335B.png" xlink:type="simple" xlink:show="embed" xlink:actuate="onLoad">
            <text:p/>
          </draw:image>
        </draw:frame>
        <draw:frame draw:style-name="gr1" draw:text-style-name="P1" xml:id="id8" draw:id="id8" draw:layer="layout" svg:width="15.186cm" svg:height="10.635cm" svg:x="50.479cm" svg:y="1.567cm">
          <draw:image xlink:href="Pictures/100002010000023E000001929C3B04D4.png" xlink:type="simple" xlink:show="embed" xlink:actuate="onLoad">
            <text:p/>
          </draw:image>
        </draw:frame>
        <draw:frame draw:style-name="gr1" draw:text-style-name="P1" xml:id="id4" draw:id="id4" draw:layer="layout" svg:width="15.186cm" svg:height="10.635cm" svg:x="50.737cm" svg:y="16.185cm">
          <draw:image xlink:href="Pictures/100002010000023E0000019249B892FC.png" xlink:type="simple" xlink:show="embed" xlink:actuate="onLoad">
            <text:p/>
          </draw:image>
        </draw:frame>
        <draw:connector draw:style-name="gr3" draw:text-style-name="P1" draw:layer="layout" svg:x1="8.682cm" svg:y1="16.204cm" svg:x2="18.16cm" svg:y2="6.805cm" draw:start-shape="id1" draw:start-glue-point="0" draw:end-shape="id2" draw:end-glue-point="3" svg:d="M8682 16204v-9399h9478" svg:viewBox="0 0 9479 9400">
          <text:p/>
        </draw:connector>
        <draw:connector draw:style-name="gr3" draw:text-style-name="P1" draw:layer="layout" svg:x1="16.275cm" svg:y1="21.521cm" svg:x2="18.083cm" svg:y2="21.538cm" draw:start-shape="id1" draw:start-glue-point="1" draw:end-shape="id3" draw:end-glue-point="3" svg:d="M16275 21521h904v17h904" svg:viewBox="0 0 1809 18">
          <text:p/>
        </draw:connector>
        <draw:frame draw:style-name="gr1" draw:text-style-name="P1" xml:id="id5" draw:id="id5" draw:layer="layout" svg:width="15.186cm" svg:height="10.635cm" svg:x="34.436cm" svg:y="16.2cm">
          <draw:image xlink:href="Pictures/100002010000023E0000019206D7335B.png" xlink:type="simple" xlink:show="embed" xlink:actuate="onLoad">
            <text:p/>
          </draw:image>
        </draw:frame>
        <draw:connector draw:style-name="gr3" draw:text-style-name="P1" draw:layer="layout" draw:line-skew="-0.782cm" svg:x1="25.676cm" svg:y1="16.221cm" svg:x2="58.33cm" svg:y2="16.185cm" draw:start-shape="id3" draw:end-shape="id4" draw:end-glue-point="0" svg:d="M25676 16221v-1318h32654v1282" svg:viewBox="0 0 32655 1319">
          <text:p/>
        </draw:connector>
        <draw:connector draw:style-name="gr3" draw:text-style-name="P1" draw:layer="layout" svg:x1="33.269cm" svg:y1="21.538cm" svg:x2="34.436cm" svg:y2="21.517cm" draw:start-shape="id3" draw:start-glue-point="1" draw:end-shape="id5" draw:end-glue-point="3" svg:d="M33269 21538h584v-21h583" svg:viewBox="0 0 1168 22">
          <text:p/>
        </draw:connector>
        <draw:connector draw:style-name="gr3" draw:text-style-name="P1" draw:layer="layout" svg:x1="49.622cm" svg:y1="21.517cm" svg:x2="50.737cm" svg:y2="21.502cm" draw:start-shape="id5" draw:start-glue-point="1" draw:end-shape="id4" draw:end-glue-point="3" svg:d="M49622 21517h558v-15h557" svg:viewBox="0 0 1116 16">
          <text:p/>
        </draw:connector>
        <draw:connector draw:style-name="gr3" draw:text-style-name="P1" draw:layer="layout" svg:x1="33.346cm" svg:y1="6.805cm" svg:x2="34.332cm" svg:y2="6.872cm" draw:start-shape="id2" draw:start-glue-point="1" draw:end-shape="id6" draw:end-glue-point="3" svg:d="M33346 6805h493v67h493" svg:viewBox="0 0 987 68">
          <text:p/>
        </draw:connector>
        <draw:connector draw:style-name="gr3" draw:text-style-name="P1" draw:layer="layout" svg:x1="8.682cm" svg:y1="26.839cm" svg:x2="18.022cm" svg:y2="34.038cm" draw:start-shape="id1" draw:start-glue-point="2" draw:end-shape="id7" draw:end-glue-point="3" svg:d="M8682 26839v7199h9340" svg:viewBox="0 0 9341 7200">
          <text:p/>
        </draw:connector>
        <draw:connector draw:style-name="gr3" draw:text-style-name="P1" draw:layer="layout" svg:x1="49.518cm" svg:y1="6.872cm" svg:x2="50.479cm" svg:y2="6.884cm" draw:start-shape="id6" draw:start-glue-point="1" draw:end-shape="id8" draw:end-glue-point="3" svg:d="M49518 6872h481v12h480" svg:viewBox="0 0 962 13">
          <text:p/>
        </draw:connector>
        <draw:frame draw:style-name="gr1" draw:text-style-name="P1" xml:id="id9" draw:id="id9" draw:layer="layout" svg:width="15.186cm" svg:height="10.635cm" svg:x="66.919cm" svg:y="16.149cm">
          <draw:image xlink:href="Pictures/100002010000023E00000192FEBF2F7E.png" xlink:type="simple" xlink:show="embed" xlink:actuate="onLoad">
            <text:p/>
          </draw:image>
        </draw:frame>
        <draw:connector draw:style-name="gr3" draw:text-style-name="P1" draw:layer="layout" svg:x1="65.923cm" svg:y1="21.502cm" svg:x2="66.919cm" svg:y2="21.466cm" draw:start-shape="id4" draw:start-glue-point="1" draw:end-shape="id9" draw:end-glue-point="3" svg:d="M65923 21502h498v-36h498" svg:viewBox="0 0 997 37">
          <text:p/>
        </draw:connector>
        <draw:frame draw:style-name="gr1" draw:text-style-name="P1" xml:id="id10" draw:id="id10" draw:layer="layout" svg:width="15.186cm" svg:height="10.635cm" svg:x="66.974cm" svg:y="1.581cm">
          <draw:image xlink:href="Pictures/100002010000023E0000019249388945.png" xlink:type="simple" xlink:show="embed" xlink:actuate="onLoad">
            <text:p/>
          </draw:image>
        </draw:frame>
        <draw:connector draw:style-name="gr3" draw:text-style-name="P1" draw:layer="layout" svg:x1="65.665cm" svg:y1="6.884cm" svg:x2="66.974cm" svg:y2="6.898cm" draw:start-shape="id8" draw:start-glue-point="1" draw:end-shape="id10" draw:end-glue-point="3" svg:d="M65665 6884h655v14h654" svg:viewBox="0 0 1310 15">
          <text:p/>
        </draw:connector>
        <draw:frame draw:style-name="gr4" draw:text-style-name="P2" draw:layer="layout" svg:width="2.115cm" svg:height="1.047cm" svg:x="1.089cm" svg:y="25.696cm">
          <draw:text-box>
            <text:p><text:span text:style-name="T1">Start</text:span></text:p>
          </draw:text-box>
        </draw:frame>
        <draw:frame draw:style-name="gr4" draw:text-style-name="P2" draw:layer="layout" svg:width="1.603cm" svg:height="1.047cm" svg:x="34.714cm" svg:y="10.853cm">
          <draw:text-box>
            <text:p><text:span text:style-name="T1">A.2</text:span></text:p>
          </draw:text-box>
        </draw:frame>
        <draw:frame draw:style-name="gr4" draw:text-style-name="P2" draw:layer="layout" svg:width="1.603cm" svg:height="1.047cm" svg:x="50.839cm" svg:y="10.916cm">
          <draw:text-box>
            <text:p><text:span text:style-name="T1">A.3</text:span></text:p>
          </draw:text-box>
        </draw:frame>
        <draw:frame draw:style-name="gr4" draw:text-style-name="P2" draw:layer="layout" svg:width="1.603cm" svg:height="1.047cm" svg:x="67.368cm" svg:y="10.855cm">
          <draw:text-box>
            <text:p><text:span text:style-name="T1">A.4</text:span></text:p>
          </draw:text-box>
        </draw:frame>
        <draw:frame draw:style-name="gr4" draw:text-style-name="P2" draw:layer="layout" svg:width="1.603cm" svg:height="1.047cm" svg:x="34.743cm" svg:y="25.542cm">
          <draw:text-box>
            <text:p><text:span text:style-name="T1">B.2</text:span></text:p>
          </draw:text-box>
        </draw:frame>
        <draw:frame draw:style-name="gr4" draw:text-style-name="P2" draw:layer="layout" svg:width="1.603cm" svg:height="1.047cm" svg:x="51.097cm" svg:y="25.506cm">
          <draw:text-box>
            <text:p><text:span text:style-name="T1">B.3</text:span></text:p>
          </draw:text-box>
        </draw:frame>
        <draw:frame draw:style-name="gr4" draw:text-style-name="P2" draw:layer="layout" svg:width="1.603cm" svg:height="1.047cm" svg:x="67.191cm" svg:y="25.507cm">
          <draw:text-box>
            <text:p><text:span text:style-name="T1">B.4</text:span></text:p>
          </draw:text-box>
        </draw:frame>
        <draw:frame draw:style-name="gr4" draw:text-style-name="P2" draw:layer="layout" svg:width="1.603cm" svg:height="1.047cm" svg:x="18.47cm" svg:y="10.846cm">
          <draw:text-box>
            <text:p><text:span text:style-name="T1">A.1</text:span></text:p>
          </draw:text-box>
        </draw:frame>
        <draw:frame draw:style-name="gr4" draw:text-style-name="P2" draw:layer="layout" svg:width="1.603cm" svg:height="1.047cm" svg:x="18.471cm" svg:y="25.534cm">
          <draw:text-box>
            <text:p><text:span text:style-name="T1">B.1</text:span></text:p>
          </draw:text-box>
        </draw:frame>
        <draw:frame draw:style-name="gr4" draw:text-style-name="P2" draw:layer="layout" svg:width="1.603cm" svg:height="1.047cm" svg:x="18.31cm" svg:y="38.008cm">
          <draw:text-box>
            <text:p><text:span text:style-name="T1">C.1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41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4.6000061035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929cm" fo:text-indent="0cm"/>
      <style:text-properties fo:font-size="135.19999694824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445cm" fo:text-indent="0cm"/>
      <style:text-properties fo:font-size="115.90000152587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961cm" fo:text-indent="0cm"/>
      <style:text-properties fo:font-size="96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77cm" fo:text-indent="0cm"/>
      <style:text-properties fo:font-size="96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77cm" fo:text-indent="0cm"/>
      <style:text-properties fo:font-size="96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77cm" fo:text-indent="0cm"/>
      <style:text-properties fo:font-size="96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77cm" fo:text-indent="0cm"/>
      <style:text-properties fo:font-size="96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77cm" fo:text-indent="0cm"/>
      <style:text-properties fo:font-size="96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2.69999694824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3.82cm" fo:page-height="40.6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362cm" svg:x="1cm" svg:y="4.091cm"/>
      <draw:page-thumbnail draw:layer="backgroundobjects" svg:width="8.999cm" svg:height="4.362cm" svg:x="1cm" svg:y="12.667cm"/>
      <draw:page-thumbnail draw:layer="backgroundobjects" svg:width="8.999cm" svg:height="4.362cm" svg:x="1cm" svg:y="21.243cm"/>
      <draw:page-thumbnail draw:layer="backgroundobjects" svg:width="8.999cm" svg:height="4.362cm" svg:x="11cm" svg:y="4.091cm"/>
      <draw:page-thumbnail draw:layer="backgroundobjects" svg:width="8.999cm" svg:height="4.362cm" svg:x="11cm" svg:y="12.667cm"/>
      <draw:page-thumbnail draw:layer="backgroundobjects" svg:width="8.999cm" svg:height="4.362cm" svg:x="11cm" svg:y="21.243cm"/>
    </style:handout-master>
    <style:master-page style:name="Default" style:page-layout-name="PM1" draw:style-name="Mdp1">
      <draw:frame presentation:style-name="Default-title" draw:layer="backgroundobjects" svg:width="91.436cm" svg:height="16.963cm" svg:x="5.08cm" svg:y="4.044cm" presentation:class="title" presentation:placeholder="true">
        <draw:text-box/>
      </draw:frame>
      <draw:frame presentation:style-name="Default-outline1" draw:layer="backgroundobjects" svg:width="91.436cm" svg:height="58.924cm" svg:x="5.08cm" svg:y="23.768cm" presentation:class="outline" presentation:placeholder="true">
        <draw:text-box/>
      </draw:frame>
      <draw:frame presentation:style-name="Mpr1" draw:text-style-name="MP1" draw:layer="backgroundobjects" svg:width="23.671cm" svg:height="7.007cm" svg:x="5.08cm" svg:y="92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2.204cm" svg:height="7.007cm" svg:x="34.741cm" svg:y="92.55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3.671cm" svg:height="7.007cm" svg:x="72.841cm" svg:y="92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 </meta:initial-creator>
    <meta:creation-date>2014-12-15T22:44:53.441015857</meta:creation-date>
    <dc:date>2014-12-16T01:15:59.350674511</dc:date>
    <dc:creator>Philipp </dc:creator>
    <meta:editing-duration>PT30M55S</meta:editing-duration>
    <meta:editing-cycles>9</meta:editing-cycles>
    <meta:generator>LibreOffice/4.2.7.2$Linux_X86_64 LibreOffice_project/420m0$Build-2</meta:generator>
    <meta:document-statistic meta:object-count="53"/>
  </office:meta>
</office:document-meta>
</file>